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2" style:family="paragraph" style:parent-style-name="Title">
      <style:text-properties fo:language="bg" fo:country="BG" fo:font-style="normal" fo:font-weight="normal" officeooo:paragraph-rsid="00123a5e" style:language-asian="zxx" style:country-asian="none" style:language-complex="zxx" style:country-complex="none"/>
    </style:style>
    <style:style style:name="P3" style:family="paragraph" style:parent-style-name="Subtitle">
      <style:text-properties fo:language="bg" fo:country="BG" fo:font-style="normal" fo:font-weight="normal" officeooo:paragraph-rsid="0022c871"/>
    </style:style>
    <style:style style:name="P4" style:family="paragraph" style:parent-style-name="Quotations">
      <style:paragraph-properties fo:text-align="center" style:justify-single-word="false"/>
      <style:text-properties fo:language="bg" fo:country="BG" fo:font-style="normal" fo:font-weight="normal" style:language-asian="zxx" style:country-asian="none" style:language-complex="zxx" style:country-complex="none"/>
    </style:style>
    <style:style style:name="P5" style:family="paragraph" style:parent-style-name="Quotations">
      <style:paragraph-properties fo:text-align="center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6" style:family="paragraph" style:parent-style-name="Heading_20_1">
      <style:paragraph-properties fo:text-align="justify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8" style:family="paragraph" style:parent-style-name="Heading_20_2">
      <style:paragraph-properties fo:text-align="justify" style:justify-single-word="false"/>
      <style:text-properties fo:language="bg" fo:country="BG" fo:font-style="normal" fo:font-weight="normal"/>
    </style:style>
    <style:style style:name="P9" style:family="paragraph" style:parent-style-name="Heading_20_3">
      <style:paragraph-properties fo:text-align="justify" style:justify-single-word="false"/>
      <style:text-properties fo:language="bg" fo:country="BG" fo:font-style="normal" fo:font-weight="normal" officeooo:rsid="0016aca3" officeooo:paragraph-rsid="0016aca3" style:language-asian="zxx" style:country-asian="none" style:language-complex="zxx" style:country-complex="none"/>
    </style:style>
    <style:style style:name="P10" style:family="paragraph" style:parent-style-name="Text_20_body" style:list-style-name="L1"/>
    <style:style style:name="P11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16aca3" officeooo:paragraph-rsid="0016aca3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2394f7" officeooo:paragraph-rsid="002394f7"/>
    </style:style>
    <style:style style:name="P13" style:family="paragraph" style:parent-style-name="Text_20_body" style:list-style-name="L2">
      <style:paragraph-properties fo:text-align="justify" style:justify-single-word="false"/>
      <style:text-properties fo:language="bg" fo:country="BG" fo:font-style="normal" fo:font-weight="normal" officeooo:rsid="00159eff" officeooo:paragraph-rsid="002394f7" style:language-asian="zxx" style:country-asian="none" style:language-complex="zxx" style:country-complex="none"/>
    </style:style>
    <style:style style:name="P14" style:family="paragraph" style:parent-style-name="Text_20_body" style:list-style-name="L2">
      <style:paragraph-properties fo:text-align="justify" style:justify-single-word="false"/>
      <style:text-properties fo:language="bg" fo:country="BG" fo:font-style="normal" fo:font-weight="normal" officeooo:rsid="00159eff" officeooo:paragraph-rsid="0027b76e" style:language-asian="zxx" style:country-asian="none" style:language-complex="zxx" style:country-complex="none"/>
    </style:style>
    <style:style style:name="P15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394f7" officeooo:paragraph-rsid="002394f7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 style:list-style-name="L3">
      <style:paragraph-properties fo:text-align="justify" style:justify-single-word="false"/>
      <style:text-properties fo:language="bg" fo:country="BG" fo:font-style="normal" fo:font-weight="normal" officeooo:rsid="002394f7" officeooo:paragraph-rsid="002394f7" style:language-asian="zxx" style:country-asian="none" style:language-complex="zxx" style:country-complex="none"/>
    </style:style>
    <style:style style:name="P17" style:family="paragraph" style:parent-style-name="Text_20_body" style:list-style-name="L3">
      <style:paragraph-properties fo:text-align="justify" style:justify-single-word="false"/>
      <style:text-properties fo:language="bg" fo:country="BG" fo:font-style="normal" fo:font-weight="normal" officeooo:rsid="002394f7" officeooo:paragraph-rsid="0027b76e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justify" style:justify-single-word="false"/>
      <style:text-properties fo:font-weight="bold" officeooo:paragraph-rsid="0027b76e" style:font-weight-asian="bold" style:font-weight-complex="bold"/>
    </style:style>
    <style:style style:name="P19" style:family="paragraph" style:parent-style-name="Text_20_body" style:list-style-name="L4">
      <style:paragraph-properties fo:text-align="justify" style:justify-single-word="false"/>
      <style:text-properties officeooo:paragraph-rsid="0027b76e"/>
    </style:style>
    <style:style style:name="P20" style:family="paragraph" style:parent-style-name="Text_20_body" style:list-style-name="L4">
      <style:paragraph-properties fo:text-align="justify" style:justify-single-word="false"/>
      <style:text-properties officeooo:rsid="0027b76e" officeooo:paragraph-rsid="0027b76e"/>
    </style:style>
    <style:style style:name="P21" style:family="paragraph" style:parent-style-name="Text_20_body">
      <style:paragraph-properties fo:text-align="justify" style:justify-single-word="false"/>
      <style:text-properties officeooo:paragraph-rsid="002a4991"/>
    </style:style>
    <style:style style:name="P22" style:family="paragraph" style:parent-style-name="Heading_20_2">
      <style:paragraph-properties fo:text-align="justify" style:justify-single-word="false"/>
      <style:text-properties fo:language="bg" fo:country="BG" fo:font-style="normal" fo:font-weight="normal" officeooo:paragraph-rsid="002a4991"/>
    </style:style>
    <style:style style:name="P23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1842f1" officeooo:paragraph-rsid="001842f1" style:language-asian="zxx" style:country-asian="none" style:language-complex="zxx" style:country-complex="none"/>
    </style:style>
    <style:style style:name="P24" style:family="paragraph" style:parent-style-name="Text_20_body">
      <style:paragraph-properties fo:text-align="justify" style:justify-single-word="false"/>
      <style:text-properties fo:language="zxx" fo:country="none" officeooo:rsid="001842f1" officeooo:paragraph-rsid="001842f1" style:language-asian="zxx" style:country-asian="none" style:language-complex="zxx" style:country-complex="none"/>
    </style:style>
    <style:style style:name="P25" style:family="paragraph" style:parent-style-name="Text_20_body">
      <style:paragraph-properties fo:text-align="justify" style:justify-single-word="false"/>
      <style:text-properties officeooo:paragraph-rsid="001842f1"/>
    </style:style>
    <style:style style:name="P26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paragraph-rsid="001842f1"/>
    </style:style>
    <style:style style:name="P27" style:family="paragraph" style:parent-style-name="Heading_20_3">
      <style:paragraph-properties fo:text-align="justify" style:justify-single-word="false"/>
    </style:style>
    <style:style style:name="P28" style:family="paragraph" style:parent-style-name="Text_20_body" style:list-style-name="L5">
      <style:paragraph-properties fo:text-align="justify" style:justify-single-word="false"/>
      <style:text-properties fo:language="bg" fo:country="BG" fo:font-style="normal" fo:font-weight="normal"/>
    </style:style>
    <style:style style:name="P29" style:family="paragraph" style:parent-style-name="Text_20_body" style:list-style-name="L5">
      <style:paragraph-properties fo:text-align="start" style:justify-single-word="false"/>
    </style:style>
    <style:style style:name="P30" style:family="paragraph" style:parent-style-name="Text_20_body">
      <style:paragraph-properties fo:text-align="justify" style:justify-single-word="false"/>
      <style:text-properties fo:language="bg" fo:country="BG" fo:font-style="normal" fo:font-weight="normal"/>
    </style:style>
    <style:style style:name="P31" style:family="paragraph" style:parent-style-name="Heading_20_3">
      <style:paragraph-properties fo:text-align="justify" style:justify-single-word="false"/>
      <style:text-properties fo:language="bg" fo:country="BG" fo:font-style="normal" fo:font-weight="normal"/>
    </style:style>
    <style:style style:name="P32" style:family="paragraph" style:parent-style-name="Text_20_body" style:list-style-name="L6">
      <style:paragraph-properties fo:text-align="justify" style:justify-single-word="false"/>
      <style:text-properties officeooo:rsid="001f8010" officeooo:paragraph-rsid="001f8010"/>
    </style:style>
    <style:style style:name="T1" style:family="text">
      <style:text-properties officeooo:rsid="0022c871"/>
    </style:style>
    <style:style style:name="T2" style:family="text">
      <style:text-properties officeooo:rsid="00123a5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officeooo:rsid="0022c871" style:language-asian="zxx" style:country-asian="none" style:language-complex="zxx" style:country-complex="none"/>
    </style:style>
    <style:style style:name="T5" style:family="text">
      <style:text-properties officeooo:rsid="002b9492" style:language-asian="zxx" style:country-asian="none" style:language-complex="zxx" style:country-complex="none"/>
    </style:style>
    <style:style style:name="T6" style:family="text">
      <style:text-properties officeooo:rsid="0016aca3"/>
    </style:style>
    <style:style style:name="T7" style:family="text">
      <style:text-properties fo:language="bg" fo:country="BG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bg" fo:country="BG"/>
    </style:style>
    <style:style style:name="T9" style:family="text">
      <style:text-properties fo:language="bg" fo:country="BG" officeooo:rsid="0027b76e"/>
    </style:style>
    <style:style style:name="T10" style:family="text">
      <style:text-properties officeooo:rsid="0027b76e"/>
    </style:style>
    <style:style style:name="T11" style:family="text">
      <style:text-properties officeooo:rsid="002394f7"/>
    </style:style>
    <style:style style:name="T12" style:family="text">
      <style:text-properties officeooo:rsid="001e0b77"/>
    </style:style>
    <style:style style:name="T13" style:family="text">
      <style:text-properties fo:language="bg" fo:country="BG" fo:font-style="normal" officeooo:rsid="0027b76e" style:language-asian="zxx" style:country-asian="none" style:language-complex="zxx" style:country-complex="none"/>
    </style:style>
    <style:style style:name="T14" style:family="text">
      <style:text-properties fo:language="bg" fo:country="BG" fo:font-style="normal" fo:font-weight="normal" officeooo:rsid="0023c798" style:language-asian="zxx" style:country-asian="none" style:language-complex="zxx" style:country-complex="none"/>
    </style:style>
    <style:style style:name="T15" style:family="text">
      <style:text-properties fo:language="bg" fo:country="BG" fo:font-style="normal" fo:font-weight="normal" style:language-asian="zxx" style:country-asian="none" style:language-complex="zxx" style:country-complex="none"/>
    </style:style>
    <style:style style:name="T16" style:family="text">
      <style:text-properties fo:language="bg" fo:country="BG" fo:font-style="normal" fo:font-weight="normal" officeooo:rsid="002d2e69" style:language-asian="zxx" style:country-asian="none" style:language-complex="zxx" style:country-complex="none"/>
    </style:style>
    <style:style style:name="T17" style:family="text">
      <style:text-properties fo:language="bg" fo:country="BG" fo:font-style="normal" fo:font-weight="normal" officeooo:rsid="00159eff" style:language-asian="zxx" style:country-asian="none" style:language-complex="zxx" style:country-complex="none"/>
    </style:style>
    <style:style style:name="T18" style:family="text">
      <style:text-properties fo:language="bg" fo:country="BG" fo:font-style="normal" fo:font-weight="normal" officeooo:rsid="001e0b77" style:language-asian="zxx" style:country-asian="none" style:language-complex="zxx" style:country-complex="none"/>
    </style:style>
    <style:style style:name="T19" style:family="text">
      <style:text-properties fo:language="bg" fo:country="BG" fo:font-style="normal" fo:font-weight="normal" officeooo:rsid="002876e1" style:language-asian="zxx" style:country-asian="none" style:language-complex="zxx" style:country-complex="none"/>
    </style:style>
    <style:style style:name="T20" style:family="text">
      <style:text-properties fo:language="bg" fo:country="BG" fo:font-style="normal" fo:font-weight="normal" officeooo:rsid="00252a73" style:language-asian="zxx" style:country-asian="none" style:language-complex="zxx" style:country-complex="none"/>
    </style:style>
    <style:style style:name="T21" style:family="text">
      <style:text-properties fo:language="bg" fo:country="BG" fo:font-style="normal" fo:font-weight="normal" officeooo:rsid="002a4991" style:language-asian="zxx" style:country-asian="none" style:language-complex="zxx" style:country-complex="none"/>
    </style:style>
    <style:style style:name="T22" style:family="text">
      <style:text-properties fo:language="bg" fo:country="BG" fo:font-style="normal" fo:font-weight="normal" officeooo:rsid="001e48ba" style:language-asian="zxx" style:country-asian="none" style:language-complex="zxx" style:country-complex="none"/>
    </style:style>
    <style:style style:name="T23" style:family="text">
      <style:text-properties style:text-position="sub 58%" fo:language="bg" fo:country="BG" fo:font-style="normal" fo:font-weight="normal" officeooo:rsid="001e48ba" style:language-asian="zxx" style:country-asian="none" style:language-complex="zxx" style:country-complex="none"/>
    </style:style>
    <style:style style:name="T24" style:family="text">
      <style:text-properties style:text-position="0% 100%" fo:language="bg" fo:country="BG" fo:font-style="normal" fo:font-weight="normal" officeooo:rsid="001e48ba" style:language-asian="zxx" style:country-asian="none" style:language-complex="zxx" style:country-complex="none"/>
    </style:style>
    <style:style style:name="T25" style:family="text">
      <style:text-properties style:text-position="super 58%" fo:language="bg" fo:country="BG" fo:font-style="normal" fo:font-weight="normal" officeooo:rsid="001e48ba" style:language-asian="zxx" style:country-asian="none" style:language-complex="zxx" style:country-complex="none"/>
    </style:style>
    <style:style style:name="T26" style:family="text">
      <style:text-properties style:text-position="0% 100%" fo:language="bg" fo:country="BG" fo:font-style="normal" fo:font-weight="normal" officeooo:rsid="00252a73" style:language-asian="zxx" style:country-asian="none" style:language-complex="zxx" style:country-complex="none"/>
    </style:style>
    <style:style style:name="T27" style:family="text">
      <style:text-properties officeooo:rsid="002a4991"/>
    </style:style>
    <style:style style:name="T28" style:family="text">
      <style:text-properties fo:language="bg" fo:country="BG" fo:font-style="normal" fo:font-weight="normal"/>
    </style:style>
    <style:style style:name="T29" style:family="text">
      <style:text-properties fo:language="bg" fo:country="BG" fo:font-style="normal" fo:font-weight="normal" officeooo:rsid="001842f1" style:language-asian="zxx" style:country-asian="none" style:language-complex="zxx" style:country-complex="none"/>
    </style:style>
    <style:style style:name="T30" style:family="text">
      <style:text-properties fo:language="bg" fo:country="BG" fo:font-style="normal" fo:font-weight="normal" officeooo:rsid="001842f1"/>
    </style:style>
    <style:style style:name="T31" style:family="text">
      <style:text-properties fo:language="bg" fo:country="BG" fo:font-style="normal" fo:font-weight="normal" officeooo:rsid="002a4991"/>
    </style:style>
    <style:style style:name="T32" style:family="text">
      <style:text-properties fo:language="bg" fo:country="BG" fo:font-style="normal" fo:font-weight="normal" officeooo:rsid="001e48ba"/>
    </style:style>
    <style:style style:name="T33" style:family="text">
      <style:text-properties officeooo:rsid="001e48ba"/>
    </style:style>
    <style:style style:name="T34" style:family="text">
      <style:text-properties officeooo:rsid="001f8010"/>
    </style:style>
    <style:style style:name="T35" style:family="text">
      <style:text-properties fo:language="bg" fo:country="BG" fo:font-style="normal" fo:font-weight="normal" officeooo:rsid="001f801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">К</text:span><text:span text:style-name="T2">рива на Безие </text:span><text:span text:style-name="T1">и нейната първа поляра</text:span></text:p>
      <text:p text:style-name="P3"><text:span text:style-name="T3">курсов проект </text:span><text:span text:style-name="T4">по</text:span><text:span text:style-name="T3"> Компютърно </text:span><text:span text:style-name="T4">г</text:span><text:span text:style-name="T3">еометрично </text:span><text:span text:style-name="T4">м</text:span><text:span text:style-name="T3">оделиране </text:span><text:span text:style-name="T4">(CAGD) </text:span></text:p>
      <text:p text:style-name="P3"><text:span text:style-name="T5">Л</text:span><text:span text:style-name="T4">ектор: </text:span>доц. Красимира Влъчков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Цветомир Стайков - 1MI0800469</text:p>
      <text:p text:style-name="P4">2 курс, Компютърни науки</text:p>
      <text:p text:style-name="P5"><text:span text:style-name="T1">12 февруари </text:span>2025 година</text:p>
      <text:p text:style-name="P5"/>
      <text:h text:style-name="P6" text:outline-level="1"><text:soft-page-break/><text:span text:style-name="T6">1</text:span>. Въведение</text:h>
      <text:p text:style-name="P7">Настоящият проект представя двуизмерна крива на Безие и нейната първа поляра. За генерирането на кривите се използва алгоритъмът на de Casteljau. Реализирани са стандартни функции за създаване на криви. Програмата работи в уеб браузър и е тествана успешно на настолни компютри.</text:p>
      <text:h text:style-name="P8" text:outline-level="2"><text:span text:style-name="T1">2. </text:span>Структура и технологии:</text:h>
      <text:p text:style-name="P7">Проектът представлява уеб приложение, разработено с HTML, CSS и JavaScript, като използва Canvas за визуализация на кривите. Изборът на тези технологии позволява лесна адаптация и използване на програмата на различни устройства.</text:p>
      <text:h text:style-name="P9" text:outline-level="3"><text:span text:style-name="Strong_20_Emphasis">Структура на проекта:</text:span></text:h>
      <text:list text:style-name="L1">
        <text:list-item>
          <text:p text:style-name="P10"><text:span text:style-name="Strong_20_Emphasis"><text:span text:style-name="T7">index.html</text:span></text:span><text:span text:style-name="T7"> </text:span><text:span text:style-name="T8">– Начална страница на сайта.</text:span></text:p>
        </text:list-item>
        <text:list-item>
          <text:p text:style-name="P10"><text:span text:style-name="Strong_20_Emphasis"><text:span text:style-name="T7">styles.css</text:span></text:span><text:span text:style-name="T7"> </text:span><text:span text:style-name="T8">– Файл с дизайн на интерфейса.</text:span></text:p>
        </text:list-item>
        <text:list-item>
          <text:p text:style-name="P10"><text:span text:style-name="Strong_20_Emphasis"><text:span text:style-name="T7">Interface.js</text:span></text:span><text:span text:style-name="T8"> – Основни функции за създаване, управление и изтриване на контролните точки, както и за визуализация на крайната крива.</text:span></text:p>
        </text:list-item>
        <text:list-item>
          <text:p text:style-name="P10"><text:span text:style-name="Strong_20_Emphasis"><text:span text:style-name="T7">Algorithms.js</text:span></text:span><text:span text:style-name="T8"> – Алгоритми за изчисление на кривата и нейната първа поляра.</text:span></text:p>
        </text:list-item>
        <text:list-item>
          <text:p text:style-name="P10"><text:span text:style-name="Strong_20_Emphasis"><text:span text:style-name="T7">Debug.js</text:span></text:span><text:span text:style-name="T8"> – Помощни функции за </text:span><text:span text:style-name="T9">извеждане на информация и грешки</text:span><text:span text:style-name="T8">.</text:span></text:p>
        </text:list-item>
      </text:list>
      <text:p text:style-name="P11"/>
      <text:h text:style-name="P8" text:outline-level="2">2. Интерфейс</text:h>
      <text:p text:style-name="P12">Потребителският интерфейс се състои от две основни части:</text:p>
      <text:list text:style-name="L2">
        <text:list-item>
          <text:p text:style-name="P13"><text:span text:style-name="T10">Ляв контролен панел - П</text:span><text:span text:style-name="T11">анел</text:span><text:span text:style-name="T10">а</text:span><text:span text:style-name="T11"> има настройки за</text:span> създаване на крива. <text:span text:style-name="T10">П</text:span><text:span text:style-name="T2">озволява добавя</text:span><text:span text:style-name="T11">не</text:span><text:span text:style-name="T2">, местя</text:span><text:span text:style-name="T11">не </text:span><text:span text:style-name="T2">и премахва</text:span><text:span text:style-name="T11">не</text:span><text:span text:style-name="T2"> </text:span><text:span text:style-name="T11">на </text:span><text:span text:style-name="T2">контролни точки. Има кутийки с тикчета, </text:span><text:span text:style-name="T11">с </text:span><text:span text:style-name="T2">които </text:span><text:span text:style-name="T11">може да се променя видимоста на </text:span><text:span text:style-name="T2">контролния полигон </text:span><text:span text:style-name="T10">и </text:span><text:span text:style-name="T2">точките, </text:span><text:span text:style-name="T10">кривата,</text:span><text:span text:style-name="T2"> надписите, </text:span><text:span text:style-name="T11">както на полярата и неините точки. </text:span><text:span text:style-name="T12">Даден е слайдер, който контролира първия параметър на поларята. До него има текстова кути</text:span><text:span text:style-name="T11">я</text:span><text:span text:style-name="T12">, която приема числа, за по-прецизен контрол на параметъра до втори знак след запетаята. </text:span><text:span text:style-name="T11">Имплементирано е ограничения в интервала [0,1].</text:span><text:span text:style-name="T12"> </text:span></text:p>
        </text:list-item>
        <text:list-item>
          <text:p text:style-name="P14"><text:span text:style-name="T6">Отдясно е панела за рисуване, </text:span><text:span text:style-name="T11">реализиран чрез </text:span><text:span text:style-name="T6">canvas. </text:span><text:span text:style-name="T11">Най-горе в контролния панел има 3 настройки – Add, Move и Remove. Когато програмата се влючи за първи път е избрана настройката Add. </text:span></text:p>
          <text:p text:style-name="P14"/>
        </text:list-item>
      </text:list>
      <text:p text:style-name="P15"><text:span text:style-name="T10">Основни функции върху контролните точки</text:span>:</text:p>
      <text:list text:style-name="L3">
        <text:list-item>
          <text:p text:style-name="P16">Add – <text:span text:style-name="T10">М</text:span>оже да се добавят нови точки, като най-ново добавената ще бъде следващата по-ред. Чрез ляв бутон върху панела за рисуване може да се добавя точката.</text:p>
        </text:list-item>
        <text:list-item>
          <text:p text:style-name="P16"><text:soft-page-break/>Move – <text:span text:style-name="T10">Като </text:span>мишката се сложи върху дадена контролна точка, тя ще се огради с червен кръг. Чрез натискане и задържане на ляв бутон, този кръг изчезва и контролната точка ще следва мишкат<text:span text:style-name="T10">а</text:span>.</text:p>
        </text:list-item>
        <text:list-item>
          <text:p text:style-name="P17">Remove – Използва същата функционалност като на настройката „Move“, но вместо да мести контролната точка, я изтрива при натискане на ляв бутон.</text:p>
        </text:list-item>
      </text:list>
      <text:p text:style-name="P18"><text:span text:style-name="T13">Допълнително:</text:span></text:p>
      <text:list text:style-name="L4">
        <text:list-item>
          <text:p text:style-name="P19"><text:span text:style-name="T14">Програмата позволява да се изтегли нарисуваната крива без фон, чрез бутона „Download curve“ най-долу в контролния панел.</text:span></text:p>
        </text:list-item>
        <text:list-item>
          <text:p text:style-name="P20"><text:span text:style-name="T15">Представяно е </text:span><text:span text:style-name="T16">и </text:span></text:p>
        </text:list-item>
      </text:list>
      <text:h text:style-name="P8" text:outline-level="2">3. Алгоритъм</text:h>
      <text:p text:style-name="P21"><text:span text:style-name="T17">За представяне на кривата е използван стандартен алгоритъм на </text:span>de Casteljau<text:span text:style-name="T17">. </text:span><text:span text:style-name="T18">След като потребителят добави контролни точки, програмата генерира кривата</text:span><text:span text:style-name="T17">. Използва се цикъл </text:span><text:span text:style-name="T19">и </text:span><text:span text:style-name="T17">малка стъпка на t и да изглежда кривата </text:span><text:span text:style-name="T19">гладка</text:span><text:span text:style-name="T17">. </text:span><text:span text:style-name="T18">Има две функции - за крива</text:span><text:span text:style-name="T20">та </text:span><text:span text:style-name="T18">и нейната поляра.</text:span></text:p>
      <text:p text:style-name="P21"><text:span text:style-name="T19">Функцията за крива има за цел </text:span><text:span text:style-name="T18">да нарисуват кривите с стъпка 0.01. Проверява се дали е възможно да се генерира крива според това дали има достатъчно контролни точки и </text:span><text:span text:style-name="T20">ако има подадени данни, </text:span><text:span text:style-name="T18">дали </text:span><text:span text:style-name="T20">са </text:span><text:span text:style-name="T21">валидни</text:span><text:span text:style-name="T18">. Тези функции се възползват от подфункции, които имат за цел да изчислят кординатите на точките на </text:span><text:span text:style-name="T21">кривите</text:span><text:span text:style-name="T18">. </text:span></text:p>
      <text:p text:style-name="P21"><text:span text:style-name="T18">За дадено t и контролни точки, </text:span><text:span text:style-name="T21">под</text:span><text:span text:style-name="T18">функцията изп</text:span><text:span text:style-name="T22">ол</text:span><text:span text:style-name="T18">зва алгоритъма на de Casteljau, за да намери </text:span><text:span text:style-name="T21">нужната </text:span><text:span text:style-name="T22">точка за изрисуване на кривата. </text:span></text:p>
      <text:p text:style-name="P21"><text:span text:style-name="T22">Допълнителната функция за полярата използва подобна функция, но тя </text:span><text:span text:style-name="T20">допълнително </text:span><text:span text:style-name="T22">приема t</text:span><text:span text:style-name="T23">1</text:span><text:span text:style-name="T24"> и връща точките { b</text:span><text:span text:style-name="T23">0</text:span><text:span text:style-name="T25">1</text:span><text:span text:style-name="T24">(t</text:span><text:span text:style-name="T23">1</text:span><text:span text:style-name="T24">), ... b</text:span><text:span text:style-name="T23">n-1</text:span><text:span text:style-name="T25">1</text:span><text:span text:style-name="T24">(t</text:span><text:span text:style-name="T23">1</text:span><text:span text:style-name="T24">) } след първото прилагане на алгоритъма на de Casteljau, </text:span><text:span text:style-name="T26">които се използват за нейното изресуване.</text:span><text:span text:style-name="T24"> </text:span></text:p>
      <text:h text:style-name="P22" text:outline-level="2">4. Снимки на проекта</text:h>
      <text:h text:style-name="P22" text:outline-level="2"><text:span text:style-name="T27">5. </text:span>Краен продукт:</text:h>
      <text:p text:style-name="P23">Крайния продукт е един <text:span text:style-name="T27">H</text:span>tml <text:span text:style-name="T27">файл</text:span>, който съдържа всичко нужно да работи <text:span text:style-name="T27">и може да се пусне през стандарните браузъри</text:span>. </text:p>
      <text:p text:style-name="P24"><text:span text:style-name="T28">Работеща версия на проекта е качена на сайта: </text:span><text:a xlink:type="simple" xlink:href="https://www.eguardian.dev/CAGD/" text:style-name="Internet_20_link" text:visited-style-name="Visited_20_Internet_20_Link"><text:span text:style-name="T28">eguardian.dev/CAGD</text:span></text:a></text:p>
      <text:p text:style-name="P25"><text:span text:style-name="T29">Оригиналния код е качен в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29">Github</text:span></text:a><text:span text:style-name="T28">, </text:span><text:span text:style-name="T30">където може да се видят и различни итерации </text:span><text:span text:style-name="T31">и прогреса на кода</text:span><text:span text:style-name="T30"> чрез контрол на версията.</text:span></text:p>
      <text:p text:style-name="P26"/>
      <text:h text:style-name="P27" text:outline-level="3"><text:soft-page-break/><text:span text:style-name="T32">Използвани </text:span><text:span text:style-name="T28">Ресурси:</text:span></text:h>
      <text:list text:style-name="L5">
        <text:list-item>
          <text:p text:style-name="P28"><text:span text:style-name="T33">Записки по курс</text:span><text:span text:style-name="T34">a</text:span><text:span text:style-name="T33"> </text:span>Компютърно геометрично <text:span text:style-name="T33">моделиране </text:span>(CAGD) <text:span text:style-name="T33">на л</text:span>ектор доц. Красимира Влъчкова, София, 2024 г.</text:p>
        </text:list-item>
        <text:list-item>
          <text:p text:style-name="P29"><text:span text:style-name="T35">Mozilla’s Javascript canvas tutorial/documentation - </text:span><text:a xlink:type="simple" xlink:href="https://developer.mozilla.org/en-US/docs/Web/API/Canvas_API/Tutorial" text:style-name="Internet_20_link" text:visited-style-name="Visited_20_Internet_20_Link"><text:span text:style-name="T28">https://developer.mozilla.org/en-US/docs/Web/API/Canvas_API/Tutorial</text:span></text:a></text:p>
        </text:list-item>
      </text:list>
      <text:p text:style-name="P30"/>
      <text:h text:style-name="P31" text:outline-level="3">Линкове:</text:h>
      <text:list text:style-name="L6">
        <text:list-item>
          <text:p text:style-name="P32"><text:a xlink:type="simple" xlink:href="https://www.eguardian.dev/CAGD/" text:style-name="Internet_20_link" text:visited-style-name="Visited_20_Internet_20_Link"><text:span text:style-name="T28">https://www.eguardian.dev/CAGD/</text:span></text:a></text:p>
        </text:list-item>
        <text:list-item>
          <text:p text:style-name="P32"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28">https://github.com/eGuardianDev/University-Work/tree/main/(%202%20)%20second%20Year/(%203%20)%20%20Third%20semester/CAGD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37:28.062383548</meta:creation-date>
    <dc:date>2025-02-08T14:28:00.787407243</dc:date>
    <meta:editing-duration>PT5H19M40S</meta:editing-duration>
    <meta:editing-cycles>15</meta:editing-cycles>
    <meta:generator>LibreOffice/24.8.4.2$Linux_X86_64 LibreOffice_project/480$Build-2</meta:generator>
    <meta:document-statistic meta:table-count="0" meta:image-count="0" meta:object-count="0" meta:page-count="4" meta:paragraph-count="44" meta:word-count="633" meta:character-count="4266" meta:non-whitespace-character-count="3676"/>
  </office:meta>
</office:document-meta>
</file>